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SERVICIOS GENERALES SANTA URSULA S.A.C.</text:p>
      <text:p text:style-name="P12">CANT. TOTAL DE CAJAS: 5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VIZA RAMOS BELISA MARIBEL</text:span></text:p>
      <text:p text:style-name="P5">Recojo: <text:span text:style-name="T3">VIZA RAMOS JESUS ISIDR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7:57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